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9.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8.75cm" fo:min-width="7.9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4.25cm" fo:min-width="6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0.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8.75cm" fo:min-width="0.5cm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368cm" fo:min-width="2.4cm"/>
    </style:style>
    <style:style style:name="gr9" style:family="graphic" style:parent-style-name="standard">
      <style:graphic-properties draw:textarea-horizontal-align="justify" draw:textarea-vertical-align="middle" draw:auto-grow-height="false" fo:min-height="0.85cm" fo:min-width="5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5.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5cm" fo:min-width="5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15cm" fo:min-width="5.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5cm" fo:min-width="5.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45cm" fo:min-width="5.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4.05cm" fo:min-width="5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15cm" fo:min-width="4.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9.7cm" svg:height="1cm" svg:x="0cm" svg:y="20cm">
          <text:p text:style-name="P1">Footer (Credits, Version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9.7cm" svg:height="1cm" svg:x="0cm" svg:y="0cm">
          <text:p text:style-name="P1">PyPS | Python Physics Simulator (+ boutons croix et réduire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4cm" svg:height="19cm" svg:x="0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1.1cm" svg:x="0.7cm" svg:y="18.4cm">
          <text:p text:style-name="P1">Histoire - Crédi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1.1cm" svg:x="0.7cm" svg:y="16.7cm">
          <text:p text:style-name="P1">Option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9cm" svg:height="14.5cm" svg:x="0.7cm" svg:y="1.6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.8cm" svg:x="26.4cm" svg:y="19.1cm">
          <text:p text:style-name="P1">PyP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1cm" svg:height="19cm" svg:x="28.7cm" svg:y="1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6cm" svg:y1="4.2cm" svg:x2="17.6cm" svg:y2="13.2cm">
          <text:p/>
        </draw:line>
        <draw:custom-shape draw:style-name="gr8" draw:text-style-name="P2" draw:layer="layout" svg:width="4.1cm" svg:height="3.7cm" svg:x="15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cm" svg:height="1.1cm" svg:x="1cm" svg:y="14.6cm">
          <text:p text:style-name="P2">Lancer la simulation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1cm" svg:height="0.4cm" svg:x="1cm" svg:y="3.5cm">
          <text:p text:style-name="P2">Angl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cm" svg:height="0.3cm" svg:x="1cm" svg:y="5.1cm">
          <text:p text:style-name="P2">Masse de la boul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9cm" svg:height="0.4cm" svg:x="1cm" svg:y="6.7cm">
          <text:p text:style-name="P2">Longueur du fil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cm" svg:height="0.4cm" svg:x="1cm" svg:y="8.3cm">
          <text:p text:style-name="P2">Gravité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6cm" svg:height="0.962cm" svg:x="1cm" svg:y="1.9cm">
          <draw:text-box>
            <text:p text:style-name="P2">Paramètres</text:p>
          </draw:text-box>
        </draw:frame>
        <draw:custom-shape draw:style-name="gr15" draw:text-style-name="P5" draw:layer="layout" svg:width="6.4cm" svg:height="3.7cm" svg:x="21.8cm" svg:y="1.4cm">
          <text:p text:style-name="P5">Vitesse : V</text:p>
          <text:p text:style-name="P5">Période : P</text:p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6cm" svg:height="4.3cm" svg:x="1cm" svg:y="9.6cm">
          <text:p text:style-name="P2">Graphiques</text:p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1cm" svg:height="0.4cm" svg:x="1.3cm" svg:y="11.1cm">
          <text:p text:style-name="P2">Graphique 1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1cm" svg:height="0.4cm" svg:x="1.3cm" svg:y="12.1cm">
          <text:p text:style-name="P2">Graphique 2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1cm" svg:height="0.4cm" svg:x="1.3cm" svg:y="13cm">
          <text:p text:style-name="P2">Graphique 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2:48:30.861479520</meta:creation-date>
    <meta:generator>LibreOffice/6.4.7.2$Linux_X86_64 LibreOffice_project/40$Build-2</meta:generator>
    <dc:date>2021-12-13T13:27:55.813679299</dc:date>
    <meta:editing-duration>PT25M36S</meta:editing-duration>
    <meta:editing-cycles>5</meta:editing-cycles>
    <meta:document-statistic meta:object-count="21"/>
  </office:meta>
</office:document-meta>
</file>